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eb63" officeooo:paragraph-rsid="0013eb63"/>
    </style:style>
    <style:style style:name="P2" style:family="paragraph" style:parent-style-name="Standard">
      <style:text-properties officeooo:rsid="0017615e" officeooo:paragraph-rsid="0017615e"/>
    </style:style>
    <style:style style:name="P3" style:family="paragraph" style:parent-style-name="Standard">
      <style:text-properties officeooo:rsid="00179dfe" officeooo:paragraph-rsid="00179dfe"/>
    </style:style>
    <style:style style:name="T1" style:family="text">
      <style:text-properties officeooo:rsid="0015a053"/>
    </style:style>
    <style:style style:name="T2" style:family="text">
      <style:text-properties officeooo:rsid="001840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dania do wykonania.</text:p>
      <text:p text:style-name="P1"/>
      <text:p text:style-name="P1">1.Na dwóch bitach wewnętrznych %M zaprogramować i przetestować działanie </text:p>
      <text:p text:style-name="P1">funkcji AND, NAND, OR, NOR i EXOR</text:p>
      <text:p text:style-name="P1">2.Na dwóch <text:s/>bitach wewnętrznych zaprogramować działanie <text:s/>wyłącznika START-STOP:</text:p>
      <text:p text:style-name="P1"><text:tab/>a. bez użycia wyjść SET,RESET</text:p>
      <text:p text:style-name="P1"><text:tab/>b. z wykorzystaniem wyjść ST,RESET</text:p>
      <text:p text:style-name="P1">3. <text:span text:style-name="T1">Przy pomocy Help lub dokumentacji technicznej sterownika zapoznać się z działaniem i</text:span></text:p>
      <text:p text:style-name="P1"><text:s text:c="4"/><text:span text:style-name="T1">parametrami timer’ów : TON, TOF i TP. Zaprogramować i przetestować w programie <text:s text:c="48"/></text:span></text:p>
      <text:p text:style-name="P1"><text:s text:c="4"/><text:span text:style-name="T1">narzędziowym. Wyniki <text:s/>zaprezentować w RuntimeScreen.</text:span></text:p>
      <text:p text:style-name="P2">4.Na każdym z typów timer’ów zaprogramować generator 0,5Hz <text:s/>i wypełnieniu ½.Wyniki zarejestrować <text:s/>w rejestratorze w RuntimeScreen.</text:p>
      <text:p text:style-name="P3">5. Załączyć wyjście którego numer <text:span text:style-name="T2">jest równy ilości załączonych bitów wewnętrznych. Operację przeprowadzić na <text:s/>trzech bitach wewnętrznych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30T21:11:33.743000000</meta:creation-date>
    <dc:date>2020-11-30T22:21:27.237000000</dc:date>
    <meta:editing-duration>PT7M42S</meta:editing-duration>
    <meta:editing-cycles>1</meta:editing-cycles>
    <meta:document-statistic meta:table-count="0" meta:image-count="0" meta:object-count="0" meta:page-count="1" meta:paragraph-count="11" meta:word-count="101" meta:character-count="813" meta:non-whitespace-character-count="658"/>
    <meta:generator>LibreOffice/6.4.0.3$Windows_X86_64 LibreOffice_project/b0a288ab3d2d4774cb44b62f04d5d28733ac6df8</meta:generator>
  </office:meta>
</office:document-meta>
</file>